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999999" fo:font-size="8pt" style:font-size-asian="8pt" style:font-size-complex="8pt"/>
    </style:style>
    <style:style style:name="P2" style:family="paragraph" style:parent-style-name="Text_20_body">
      <style:text-properties fo:font-style="italic" style:text-underline-style="solid" style:text-underline-width="auto" style:text-underline-color="font-color" style:font-style-asian="italic" style:font-style-complex="italic"/>
    </style:style>
    <style:style style:name="P3" style:family="paragraph" style:parent-style-name="Text_20_body">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color="#000000" fo:font-size="8pt" style:font-size-asian="8pt" style:font-size-complex="8pt"/>
    </style:style>
    <style:style style:name="T5" style:family="text">
      <style:text-properties fo:color="#c0c0c0" fo:font-size="8pt" style:font-size-asian="8pt" style:font-size-complex="8pt"/>
    </style:style>
    <style:style style:name="T6" style:family="text">
      <style:text-properties fo:color="#999999" fo:font-size="8pt" style:font-size-asian="8pt" style:font-size-complex="8pt"/>
    </style:style>
    <style:style style:name="T7" style:family="text">
      <style:text-properties style:use-window-font-color="true"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control the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First, we will discuss how these signals work.</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each time you press a button. Each pulse that is emitted is one of two lengths - if intended to be interpreted as a LOW bit (0), the pulse duration is approximately 500 microseconds (0.5mS), whereas the duration of a HIGH pulse (1) is approximately 1100 microseconds (1.1mS). We can easily read the pulses that are transmitted using the pulseIn() command on the Arduino as shown: <text:s/></text:p>
      <text:p text:style-name="Text_20_body"><text:s text:c="2"/><text:span text:style-name="Teletype"><text:span text:style-name="T3">pulse_val = pulseIn(4, HIGH, 10000);</text:span></text:span></text:p>
      <text:p text:style-name="Text_20_body"/>
      <text:p text:style-name="Text_20_body"><text:s text:c="2"/>This command takes 3 arguments and will watch a given pin (the first argument - D4 in the example <text:soft-page-break/>above) as an input. When the pin changes state from 0v to +5v, this pulseIn() command will start recording the time duration in microseconds of how long that pin stays HIGH, which is the second argument that determines what part of the pulse to measure (LOW, HIGH, or CHANGE). Once the electrical pulse is finished and the voltage level drops back down to 0v, the value that was calculated is then passed into the "pulse_val" variable shown above. The third argument is optional, but determines how long (in microseconds) the Arduino will wait on that pin to receive a pulse before it continues to the rest of the loop - if om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pan text:style-name="Teletype"><text:span text:style-name="T3"><text:s text:c="4"/>void booleanize(){</text:span></text:span></text:p>
      <text:p text:style-name="Text_20_body"><text:span text:style-name="Teletype"><text:span text:style-name="T3"><text:s text:c="6"/>if (pulse_val &gt; 750){</text:span></text:span></text:p>
      <text:p text:style-name="Text_20_body"><text:span text:style-name="Teletype"><text:span text:style-name="T3"><text:s text:c="8"/>pulse_val = 1;</text:span></text:span></text:p>
      <text:p text:style-name="Text_20_body"><text:span text:style-name="Teletype"><text:span text:style-name="T3"><text:s text:c="6"/>}</text:span></text:span></text:p>
      <text:p text:style-name="Text_20_body"><text:span text:style-name="Teletype"><text:span text:style-name="T3"><text:s text:c="6"/>else {</text:span></text:span></text:p>
      <text:p text:style-name="Text_20_body"><text:span text:style-name="Teletype"><text:span text:style-name="T3"><text:s text:c="8"/>pulse_val = 0;</text:span></text:span></text:p>
      <text:p text:style-name="Text_20_body"><text:span text:style-name="Teletype"><text:span text:style-name="T3"><text:s text:c="6"/>}</text:span></text:span></text:p>
      <text:p text:style-name="Text_20_body"><text:span text:style-name="Teletype"><text:span text:style-name="T3"><text:s text:c="4"/>}</text:span></text:span></text:p>
      <text:p text:style-name="Text_20_body"><text:span text:style-name="Teletype"><text:span text:style-name="T3"/></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text:soft-page-break/>any characters between quotation marks like so:</text:p>
      <text:p text:style-name="Text_20_body"><text:tab/><text:span text:style-name="Teletype"><text:span text:style-name="T3">String test_string = “Hello”</text:span></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text:p>
      <text:p text:style-name="Text_20_body"><text:span text:style-name="Teletype"><text:span text:style-name="T3"><text:s text:c="2"/>String tester = “0001”</text:span></text:span></text:p>
      <text:p text:style-name="Text_20_body"><text:span text:style-name="Teletype"><text:span text:style-name="T3"><text:s text:c="2"/>if (tester.substring(3) == "1"){</text:span></text:span></text:p>
      <text:p text:style-name="Text_20_body"><text:span text:style-name="Teletype"><text:span text:style-name="T3"><text:s text:c="4"/>// do something cool here</text:span></text:span></text:p>
      <text:p text:style-name="Text_20_body"><text:span text:style-name="Teletype"><text:span text:style-name="T3"><text:s text:c="2"/>}</text:span></text:span></text:p>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pan text:style-name="Teletype"><text:span text:style-name="T3">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pan text:style-name="Teletype"><text:span text:style-name="T3"><text:s text:c="2"/>String stringOne = “Hello ”;</text:span></text:span></text:p>
      <text:p text:style-name="Text_20_body"><text:soft-page-break/><text:span text:style-name="Teletype"><text:span text:style-name="T3"><text:s text:c="2"/>String stringTwo = “World”;</text:span></text:span></text:p>
      <text:p text:style-name="Text_20_body"><text:span text:style-name="Teletype"><text:span text:style-name="T3"><text:s text:c="2"/>String stringThree = stringOne + stringTwo;</text:span></text:span></text:p>
      <text:p text:style-name="Text_20_body"><text:span text:style-name="Teletype"><text:span text:style-name="T3"><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 </text:p>
      <text:p text:style-name="Text_20_body"><text:s text:c="2"/>You can now see that by adding the last few programming concepts that we discussed, we are ready to start testing the code on an actual IR sensor, to see what strings of data we can get from it.</text:p>
      <text:p text:style-name="Text_20_body"><text:tab/></text:p>
      <text:h text:style-name="Heading_20_2" text:outline-level="2">The Infrared Detector</text:h>
      <text:p text:style-name="Text_20_body"><text:s text:c="2"/>Since infrared detectors are simply transistors that are opened when a sufficient amount of infrared light enters the detector, there are a number of factors that can cause interference, usually from various other light sources. If this happens, the signal will be distorted and therefore useless to decode.</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that has a logic chip built-in to ignore non-control related infrared light. </text:p>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that can be directly connected to the Arduino. The receiver contains 3 pins: +5v, GND, and Input. Simply connect these pins to your Arduino, and you can read the input of the IR module from any Arduino I/O pin.</text:p>
      <text:p text:style-name="Text_20_body"><text:s text:c="2"/>How do you read the sensor? Upload the code snippet below to your Arduino, then point an IR remote toward your Arduino and press any button. Open your Serial monitor, and you should see some values in the form of a binary string appear on the screen.</text:p>
      <text:p text:style-name="Text_20_body"/>
      <text:p text:style-name="Text_20_body"><text:span text:style-name="Teletype"><text:span text:style-name="T6">// This code is intended to decode an Infrared remote using a standard Infrared receiver <text:s/>from Radio Shack</text:span></text:span></text:p>
      <text:p text:style-name="Text_20_body"><text:span text:style-name="Teletype"><text:span text:style-name="T6">// This code is tested on an Arduino Mega</text:span></text:span></text:p>
      <text:p text:style-name="Text_20_body"><text:span text:style-name="Teletype"><text:span text:style-name="T6">// Connect the IR detector input pin to Arduino D12</text:span></text:span></text:p>
      <text:p text:style-name="Text_20_body"><text:span text:style-name="Teletype"><text:span text:style-name="T6">// JDW 2012</text:span></text:span></text:p>
      <text:p text:style-name="Text_20_body"><text:span text:style-name="Teletype"><text:span text:style-name="T6"></text:span></text:span></text:p>
      <text:p text:style-name="Text_20_body"><text:span text:style-name="Teletype"><text:span text:style-name="T7">int ledPin = 13; </text:span></text:span><text:span text:style-name="Teletype"><text:span text:style-name="T6">// optional LED on pin 13</text:span></text:span></text:p>
      <text:p text:style-name="Text_20_body"><text:span text:style-name="Teletype"><text:span text:style-name="T7">int pulse_pin = 12; </text:span></text:span><text:span text:style-name="Teletype"><text:span text:style-name="T6">// connect IR receiver - I used pin 21, but you can change this if using a regular Arduino, any pin will work.</text:span></text:span></text:p>
      <text:p text:style-name="Text_20_body"><text:span text:style-name="Teletype"><text:span text:style-name="T7">int pulse_val = 0; </text:span></text:span><text:span text:style-name="Teletype"><text:span text:style-name="T6">// create a variable for the pulse values from the IR detector</text:span></text:span><text:span text:style-name="Teletype"><text:span text:style-name="T7"></text:span></text:span></text:p>
      <text:p text:style-name="Text_20_body"><text:span text:style-name="Teletype"><text:span text:style-name="T7">boolean reading = false; </text:span></text:span><text:span text:style-name="Teletype"><text:span text:style-name="T6">// a variable to check and see if the last available pulse was recently</text:span></text:span></text:p>
      <text:p text:style-name="Text_20_body"><text:span text:style-name="Teletype"><text:span text:style-name="T7">String IRstring = ""; </text:span></text:span><text:span text:style-name="Teletype"><text:span text:style-name="T6">// initiate an empty String object</text:span></text:span></text:p>
      <text:p text:style-name="Text_20_body"><text:soft-page-break/><text:span text:style-name="Teletype"><text:span text:style-name="T7"></text:span></text:span></text:p>
      <text:p text:style-name="Text_20_body"><text:span text:style-name="Teletype"><text:span text:style-name="T7">void setup() { <text:s text:c="2"/></text:span></text:span></text:p>
      <text:p text:style-name="Text_20_body"><text:span text:style-name="Teletype"><text:span text:style-name="T7"><text:s text:c="2"/></text:span></text:span><text:span text:style-name="Teletype"><text:span text:style-name="T6">// start serial monitor at 9600 bits per second</text:span></text:span></text:p>
      <text:p text:style-name="Text_20_body"><text:span text:style-name="Teletype"><text:span text:style-name="T7"><text:s text:c="2"/>Serial.begin(9600);</text:span></text:span></text:p>
      <text:p text:style-name="Text_20_body"><text:span text:style-name="Teletype"><text:span text:style-name="T7"><text:s text:c="2"/></text:span></text:span><text:span text:style-name="Teletype"><text:span text:style-name="T6">// create OUTPUT for led on arduino pin 13</text:span></text:span><text:span text:style-name="Teletype"><text:span text:style-name="T7"></text:span></text:span></text:p>
      <text:p text:style-name="Text_20_body"><text:span text:style-name="Teletype"><text:span text:style-name="T7"><text:s text:c="2"/>pinMode(ledPin, OUTPUT);</text:span></text:span></text:p>
      <text:p text:style-name="Text_20_body"><text:span text:style-name="Teletype"><text:span text:style-name="T7"><text:s text:c="2"/></text:span></text:span><text:span text:style-name="Teletype"><text:span text:style-name="T6">// input pulse signal from infrared remote</text:span></text:span><text:span text:style-name="Teletype"><text:span text:style-name="T7"></text:span></text:span></text:p>
      <text:p text:style-name="Text_20_body"><text:span text:style-name="Teletype"><text:span text:style-name="T7"><text:s text:c="2"/>pinMode(pulse_pin, INPUT);</text:span></text:span></text:p>
      <text:p text:style-name="Text_20_body"><text:span text:style-name="Teletype"><text:span text:style-name="T7">}</text:span></text:span></text:p>
      <text:p text:style-name="Text_20_body"><text:span text:style-name="Teletype"><text:span text:style-name="T7"></text:span></text:span></text:p>
      <text:p text:style-name="Text_20_body"><text:span text:style-name="Teletype"><text:span text:style-name="T7">void pulse(){</text:span></text:span></text:p>
      <text:p text:style-name="Text_20_body"><text:span text:style-name="Teletype"><text:span text:style-name="T7"><text:s text:c="2"/></text:span></text:span><text:span text:style-name="Teletype"><text:span text:style-name="T6">// use the pulseIn() function to check the length of each pulse</text:span></text:span><text:span text:style-name="Teletype"><text:span text:style-name="T7"></text:span></text:span></text:p>
      <text:p text:style-name="Text_20_body"><text:span text:style-name="Teletype"><text:span text:style-name="T7"><text:s text:c="2"/>pulse_val = pulseIn(pulse_pin, HIGH, 10000);</text:span></text:span></text:p>
      <text:p text:style-name="Text_20_body"><text:span text:style-name="Teletype"><text:span text:style-name="T7">}</text:span></text:span></text:p>
      <text:p text:style-name="Text_20_body"><text:span text:style-name="Teletype"><text:span text:style-name="T7"></text:span></text:span></text:p>
      <text:p text:style-name="Text_20_body"><text:span text:style-name="Teletype"><text:span text:style-name="T7">void booleanize(){</text:span></text:span></text:p>
      <text:p text:style-name="Text_20_body"><text:span text:style-name="Teletype"><text:span text:style-name="T7"><text:s text:c="2"/></text:span></text:span><text:span text:style-name="Teletype"><text:span text:style-name="T6">// this function changes the pulse readings of 500 microseconds and 1100 microseconds into 0 or 1 boolean values.</text:span></text:span><text:span text:style-name="Teletype"><text:span text:style-name="T7"></text:span></text:span></text:p>
      <text:p text:style-name="Text_20_body"><text:span text:style-name="Teletype"><text:span text:style-name="T7"><text:s text:c="2"/>if (pulse_val &gt; 750){pulse_val = 1;}</text:span></text:span></text:p>
      <text:p text:style-name="Text_20_body"><text:span text:style-name="Teletype"><text:span text:style-name="T7"><text:s text:c="2"/>else {pulse_val = 0;}</text:span></text:span></text:p>
      <text:p text:style-name="Text_20_body"><text:span text:style-name="Teletype"><text:span text:style-name="T7">}</text:span></text:span></text:p>
      <text:p text:style-name="Text_20_body"><text:span text:style-name="Teletype"><text:span text:style-name="T7"></text:span></text:span></text:p>
      <text:p text:style-name="Text_20_body"><text:span text:style-name="Teletype"><text:span text:style-name="T7">void loop() {</text:span></text:span></text:p>
      <text:p text:style-name="Text_20_body"><text:span text:style-name="Teletype"><text:span text:style-name="T7"><text:s text:c="3"/>pulse(); // get a pulse reading from the IR sensor</text:span></text:span></text:p>
      <text:p text:style-name="Text_20_body"><text:span text:style-name="Teletype"><text:span text:style-name="T7"><text:s text:c="2"/></text:span></text:span><text:span text:style-name="Teletype"><text:span text:style-name="T6">// now check to see if it is a pulse was read</text:span></text:span><text:span text:style-name="Teletype"><text:span text:style-name="T7"></text:span></text:span></text:p>
      <text:p text:style-name="Text_20_body"><text:span text:style-name="Teletype"><text:span text:style-name="T7"><text:s text:c="2"/>if (pulse_val &gt; 0){</text:span></text:span></text:p>
      <text:p text:style-name="Text_20_body"><text:span text:style-name="Teletype"><text:span text:style-name="T7"><text:s text:c="4"/>digitalWrite(ledPin, HIGH); </text:span></text:span><text:span text:style-name="Teletype"><text:span text:style-name="T6">// when a pulse is being read, turn on the LED on pin 13</text:span></text:span></text:p>
      <text:p text:style-name="Text_20_body"><text:span text:style-name="Teletype"><text:span text:style-name="T7"><text:s text:c="4"/>reading = true; </text:span></text:span><text:span text:style-name="Teletype"><text:span text:style-name="T6">// assert that we are still reading signals</text:span></text:span></text:p>
      <text:p text:style-name="Text_20_body"><text:span text:style-name="Teletype"><text:span text:style-name="T7"><text:s text:c="4"/>booleanize(); </text:span></text:span><text:span text:style-name="Teletype"><text:span text:style-name="T6">// convert each pulse into a boolean 0 or 1</text:span></text:span></text:p>
      <text:p text:style-name="Text_20_body"><text:span text:style-name="Teletype"><text:span text:style-name="T7"><text:s text:c="4"/>IRstring = IRstring + pulse_val; </text:span></text:span><text:span text:style-name="Teletype"><text:span text:style-name="T6">// append each new value to a string data object instead of an array</text:span></text:span></text:p>
      <text:p text:style-name="Text_20_body"><text:span text:style-name="Teletype"><text:span text:style-name="T7"><text:s text:c="2"/>}</text:span></text:span></text:p>
      <text:p text:style-name="Text_20_body"><text:span text:style-name="Teletype"><text:span text:style-name="T7"><text:s text:c="2"/></text:span></text:span><text:span text:style-name="Teletype"><text:span text:style-name="T6">// if the pulse is not greater than 0...</text:span></text:span><text:span text:style-name="Teletype"><text:span text:style-name="T7"></text:span></text:span></text:p>
      <text:p text:style-name="Text_20_body"><text:span text:style-name="Teletype"><text:span text:style-name="T7"><text:s text:c="2"/>else {</text:span></text:span></text:p>
      <text:p text:style-name="Text_20_body"><text:span text:style-name="Teletype"><text:span text:style-name="T7"><text:s text:c="4"/></text:span></text:span><text:span text:style-name="Teletype"><text:span text:style-name="T6">// if this is the first 0 reading after a set of pulses, go ahead and close the string out and read the pulses</text:span></text:span><text:span text:style-name="Teletype"><text:span text:style-name="T7"></text:span></text:span></text:p>
      <text:p text:style-name="Text_20_body"><text:span text:style-name="Teletype"><text:span text:style-name="T7"><text:s text:c="4"/>if (reading == true){</text:span></text:span></text:p>
      <text:p text:style-name="Text_20_body"><text:span text:style-name="Teletype"><text:span text:style-name="T7"><text:s text:c="6"/>Serial.println(IRstring); </text:span></text:span><text:span text:style-name="Teletype"><text:span text:style-name="T6">// Print the full String</text:span></text:span></text:p>
      <text:p text:style-name="Text_20_body"><text:span text:style-name="Teletype"><text:span text:style-name="T7"><text:s text:c="6"/>IRstring = ""; <text:s/></text:span></text:span><text:span text:style-name="Teletype"><text:span text:style-name="T6">// set the string object to be empty ""</text:span></text:span></text:p>
      <text:p text:style-name="Text_20_body"><text:span text:style-name="Teletype"><text:span text:style-name="T7"><text:s text:c="4"/>}</text:span></text:span></text:p>
      <text:p text:style-name="Text_20_body"><text:span text:style-name="Teletype"><text:span text:style-name="T7"><text:s text:c="4"/>reading = false; </text:span></text:span><text:span text:style-name="Teletype"><text:span text:style-name="T6">// since we are no longer reading a pulse anymore, set the reading value to false</text:span></text:span><text:span text:style-name="Teletype"><text:span text:style-name="T7"></text:span></text:span></text:p>
      <text:p text:style-name="Text_20_body"><text:span text:style-name="Teletype"><text:span text:style-name="T7"><text:s text:c="2"/>}</text:span></text:span></text:p>
      <text:p text:style-name="Text_20_body"><text:span text:style-name="Teletype"><text:span text:style-name="T7"><text:s text:c="2"/>digitalWrite(ledPin, LOW); </text:span></text:span><text:span text:style-name="Teletype"><text:span text:style-name="T6">// turn off the LED</text:span></text:span></text:p>
      <text:p text:style-name="Text_20_body"><text:span text:style-name="Teletype"><text:span text:style-name="T7">}</text:span></text:span></text:p>
      <text:p text:style-name="Text_20_body"><text:span text:style-name="Teletype"><text:span text:style-name="T7"></text:span></text:span></text:p>
      <text:p text:style-name="P1"><text:soft-page-break/>// END OF CODE</text:p>
      <text:p text:style-name="Text_20_body"/>
      <text:p text:style-name="Text_20_body">If everything is working correctly, you should be seeing a string of data on your Serial monitor similar to the image below:</text:p>
      <text:p text:style-name="P2">image code_sample_test</text:p>
      <text:p text:style-name="P2"/>
      <text:p text:style-name="P3">T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9-25T22:52:06</dc:date>
    <dc:creator>JD </dc:creator>
    <meta:editing-duration>PT12H31M55S</meta:editing-duration>
    <meta:editing-cycles>12</meta:editing-cycles>
    <meta:document-statistic meta:table-count="0" meta:image-count="0" meta:object-count="0" meta:page-count="6" meta:paragraph-count="110" meta:word-count="2492" meta:character-count="14426" meta:non-whitespace-character-count="11565"/>
  </office:meta>
</office:document-meta>
</file>